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3.602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3.744cm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3.908cm"/>
    </style:style>
    <style:style style:name="gr4" style:family="graphic" style:parent-style-name="standard">
      <style:graphic-properties draw:textarea-horizontal-align="justify" draw:textarea-vertical-align="middle" draw:auto-grow-height="false" fo:min-height="1.9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0.821cm" fo:min-width="3.782cm"/>
    </style:style>
    <style:style style:name="gr6" style:family="graphic" style:parent-style-name="standard">
      <style:graphic-properties draw:textarea-horizontal-align="justify" draw:textarea-vertical-align="middle" draw:auto-grow-height="false" fo:min-height="1.64cm" fo:min-width="5.104cm"/>
    </style:style>
    <style:style style:name="gr7" style:family="graphic" style:parent-style-name="standard">
      <style:graphic-properties draw:textarea-horizontal-align="justify" draw:textarea-vertical-align="middle" draw:auto-grow-height="false" fo:min-height="0.821cm" fo:min-width="4.72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8cm" svg:height="3.2cm" svg:x="2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6cm" svg:height="2.8cm" svg:x="4.4cm" svg:y="23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7cm" svg:height="2.5cm" svg:x="9cm" svg:y="3.7cm">
          <text:p text:style-name="P1">Input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4.9cm" svg:height="4.3cm" svg:x="9.1cm" svg:y="8cm">
          <text:p text:style-name="P1">Jeśli a&g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7" draw:id="id7" draw:layer="layout" svg:width="6.8cm" svg:height="1.7cm" svg:x="12.1cm" svg:y="20.1cm">
          <text:p text:style-name="P1">Output są równe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4" draw:id="id4" draw:layer="layout" svg:width="8.9cm" svg:height="3cm" svg:x="2cm" svg:y="13.9cm">
          <text:p text:style-name="P1">Wtedy a jest więks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5" draw:id="id5" draw:layer="layout" svg:width="4.9cm" svg:height="4.3cm" svg:x="13.9cm" svg:y="13.5cm">
          <text:p text:style-name="P1">Jeśli a&lt;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6" draw:id="id6" draw:layer="layout" svg:width="8.3cm" svg:height="1.7cm" svg:x="3.2cm" svg:y="19cm">
          <text:p text:style-name="P1">Output b jest większ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8" draw:text-style-name="P2" draw:layer="layout" draw:type="line" svg:x1="8.2cm" svg:y1="2.7cm" svg:x2="13.375cm" svg:y2="3.7cm" draw:start-shape="id1" draw:end-shape="id2" draw:end-glue-point="4" svg:d="M8200 2700l5175 1000" svg:viewBox="0 0 5176 1001">
          <text:p/>
        </draw:connector>
        <draw:connector draw:style-name="gr8" draw:text-style-name="P2" draw:layer="layout" draw:type="line" svg:x1="12.5cm" svg:y1="6.2cm" svg:x2="11.55cm" svg:y2="8cm" draw:start-shape="id2" draw:end-shape="id3" svg:d="M12500 6200l-950 1800" svg:viewBox="0 0 951 1801">
          <text:p/>
        </draw:connector>
        <draw:connector draw:style-name="gr8" draw:text-style-name="P2" draw:layer="layout" draw:type="lines" svg:x1="9.1cm" svg:y1="10.15cm" svg:x2="6.45cm" svg:y2="13.9cm" draw:start-shape="id3" draw:start-glue-point="5" draw:end-shape="id4" svg:d="M9100 10150h-501l-2149 3249v501" svg:viewBox="0 0 2651 3751">
          <text:p/>
        </draw:connector>
        <draw:connector draw:style-name="gr8" draw:text-style-name="P2" draw:layer="layout" draw:type="lines" svg:x1="14cm" svg:y1="10.15cm" svg:x2="16.35cm" svg:y2="13.5cm" draw:start-shape="id3" draw:end-shape="id5" svg:d="M14000 10150h502l1848 2849v501" svg:viewBox="0 0 2351 3351">
          <text:p/>
        </draw:connector>
        <draw:connector draw:style-name="gr9" draw:text-style-name="P2" draw:layer="layout" draw:type="lines" svg:x1="13.9cm" svg:y1="15.65cm" svg:x2="8.388cm" svg:y2="19cm" draw:start-shape="id5" draw:end-shape="id6" draw:end-glue-point="4" svg:d="M13900 15650h-501l-5011 2849v501" svg:viewBox="0 0 5513 3351">
          <text:p text:style-name="P1">Tak</text:p>
        </draw:connector>
        <draw:connector draw:style-name="gr9" draw:text-style-name="P2" draw:layer="layout" draw:type="lines" svg:x1="16.35cm" svg:y1="17.8cm" svg:x2="15.5cm" svg:y2="20.1cm" draw:start-shape="id5" draw:end-shape="id7" svg:d="M16350 17800v502l-850 1297v501" svg:viewBox="0 0 851 2301">
          <text:p text:style-name="P1">Nie</text:p>
        </draw:connector>
        <draw:connector draw:style-name="gr8" draw:text-style-name="P2" draw:layer="layout" svg:x1="7.35cm" svg:y1="20.7cm" svg:x2="7.4cm" svg:y2="23.6cm" draw:start-shape="id6" draw:start-glue-point="8" draw:end-shape="id8" svg:d="M7350 20700v1451h50v1449" svg:viewBox="0 0 51 2901">
          <text:p/>
        </draw:connector>
        <draw:connector draw:style-name="gr8" draw:text-style-name="P2" draw:layer="layout" svg:x1="15.5cm" svg:y1="21.8cm" svg:x2="7.4cm" svg:y2="23.6cm" draw:start-shape="id7" draw:start-glue-point="8" draw:end-shape="id8" svg:d="M15500 21800v901h-8100v899" svg:viewBox="0 0 8101 1801">
          <text:p/>
        </draw:connector>
        <draw:connector draw:style-name="gr8" draw:text-style-name="P2" draw:layer="layout" svg:x1="2cm" svg:y1="15.4cm" svg:x2="4.4cm" svg:y2="25cm" draw:start-shape="id4" draw:end-shape="id8" draw:end-glue-point="6" svg:d="M2000 15400h-501v9600h2901" svg:viewBox="0 0 2902 9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4:49.395560909</meta:creation-date>
    <dc:date>2019-09-13T09:03:07.472028057</dc:date>
    <meta:editing-duration>PT10M14S</meta:editing-duration>
    <meta:editing-cycles>9</meta:editing-cycles>
    <meta:generator>LibreOffice/6.0.7.3$Linux_X86_64 LibreOffice_project/00m0$Build-3</meta:generator>
    <meta:document-statistic meta:object-count="17"/>
  </office:meta>
</office:document-meta>
</file>